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15cm" fo:margin-left="-0.492cm" table:align="left"/>
    </style:style>
    <style:style style:name="Table1.A" style:family="table-column">
      <style:table-column-properties style:column-width="17.515cm"/>
    </style:style>
    <style:style style:name="Table1.1" style:family="table-row">
      <style:table-row-properties style:min-row-height="13.305cm"/>
    </style:style>
    <style:style style:name="Table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rsid="00055b75" officeooo:paragraph-rsid="00082b07"/>
    </style:style>
    <style:style style:name="P3" style:family="paragraph" style:parent-style-name="Text_20_body">
      <style:text-properties officeooo:rsid="00055b75" officeooo:paragraph-rsid="00055b75"/>
    </style:style>
    <style:style style:name="P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font-size="10.5pt" style:font-size-asian="9pt" style:font-size-complex="10.5p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rowse" form:control-implementation="ooo:com.sun.star.form.component.CommandButton" xml:id="control1" form:id="control1" form:label="Brows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Check Box 1" form:control-implementation="ooo:com.sun.star.form.component.CheckBox" xml:id="control2" form:id="control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ile path" form:control-implementation="ooo:com.sun.star.form.component.TextField" xml:id="control8" form:id="control8" form:max-length="100" form:current-value="File Path" form:value="File Path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Design of an File Folder Status Application </text:p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control text:anchor-type="paragraph" draw:z-index="0" draw:name="Shape2" draw:style-name="gr1" draw:text-style-name="P4" svg:width="2.276cm" svg:height="0.556cm" svg:x="13.801cm" svg:y="0.866cm" draw:control="control1"/><draw:control text:anchor-type="paragraph" draw:z-index="1" draw:name="Shape3" draw:style-name="gr2" draw:text-style-name="P5" svg:width="0.451cm" svg:height="0.53cm" svg:x="0.201cm" svg:y="1.76cm" draw:control="control2"/><draw:control text:anchor-type="paragraph" draw:z-index="2" draw:name="Shape3" draw:style-name="gr2" draw:text-style-name="P5" svg:width="0.451cm" svg:height="0.556cm" svg:x="0.201cm" svg:y="2.29cm" draw:control="control3"/><draw:control text:anchor-type="paragraph" draw:z-index="3" draw:name="Shape3" draw:style-name="gr2" draw:text-style-name="P5" svg:width="1.191cm" svg:height="1.191cm" svg:x="0.201cm" svg:y="2.66cm" draw:control="control4"/><draw:control text:anchor-type="paragraph" draw:z-index="4" draw:name="Shape3" draw:style-name="gr2" draw:text-style-name="P5" svg:width="0.451cm" svg:height="0.53cm" svg:x="0.201cm" svg:y="3.586cm" draw:control="control5"/><draw:control text:anchor-type="paragraph" draw:z-index="5" draw:name="Shape3" draw:style-name="gr2" draw:text-style-name="P5" svg:width="0.345cm" svg:height="1.35cm" svg:x="0.201cm" svg:y="3.851cm" draw:control="control6"/><draw:control text:anchor-type="paragraph" draw:z-index="6" draw:name="Shape3" draw:style-name="gr2" draw:text-style-name="P5" svg:width="0.503cm" svg:height="2.435cm" svg:x="0.201cm" svg:y="3.851cm" draw:control="control7"/><draw:frame text:anchor-type="paragraph" draw:z-index="8" draw:name="Shape4" draw:style-name="gr4" draw:text-style-name="P6" svg:width="11.642cm" svg:height="0.451cm" svg:x="0.826cm" svg:y="1.787cm"><draw:text-box><text:p><text:span text:style-name="T1">File Name or Folder Name</text:span></text:p></draw:text-box></draw:frame><draw:frame text:anchor-type="paragraph" draw:z-index="9" draw:name="Shape4" draw:style-name="gr4" draw:text-style-name="P6" svg:width="11.642cm" svg:height="0.451cm" svg:x="0.826cm" svg:y="2.369cm"><draw:text-box><text:p><text:span text:style-name="T1">File Name or Folder Name</text:span></text:p></draw:text-box></draw:frame><draw:frame text:anchor-type="paragraph" draw:z-index="10" draw:name="Shape4" draw:style-name="gr4" draw:text-style-name="P6" svg:width="11.642cm" svg:height="0.451cm" svg:x="0.905cm" svg:y="3.004cm"><draw:text-box><text:p><text:span text:style-name="T1">File Name or Folder Name</text:span></text:p></draw:text-box></draw:frame><draw:frame text:anchor-type="paragraph" draw:z-index="11" draw:name="Shape4" draw:style-name="gr4" draw:text-style-name="P6" svg:width="11.642cm" svg:height="0.451cm" svg:x="0.878cm" svg:y="3.692cm"><draw:text-box><text:p><text:span text:style-name="T1">File Name or Folder Name</text:span></text:p></draw:text-box></draw:frame><draw:frame text:anchor-type="paragraph" draw:z-index="12" draw:name="Shape4" draw:style-name="gr5" draw:text-style-name="P7" svg:width="11.642cm" svg:height="0.429cm" svg:x="0.826cm" svg:y="4.3cm"><draw:text-box><text:p><text:span text:style-name="T1">File Name or Folder Name</text:span></text:p></draw:text-box></draw:frame><draw:frame text:anchor-type="paragraph" draw:z-index="13" draw:name="Shape4" draw:style-name="gr4" draw:text-style-name="P6" svg:width="11.642cm" svg:height="0.451cm" svg:x="0.826cm" svg:y="4.909cm"><draw:text-box><text:p><text:span text:style-name="T1">File Name or Folder Name</text:span></text:p></draw:text-box></draw:frame><draw:control text:anchor-type="as-char" svg:y="0.919cm" draw:z-index="7" draw:name="Shape1" draw:style-name="gr3" draw:text-style-name="P5" svg:width="13.405cm" svg:height="0.503cm" draw:control="control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23:46.837298756</meta:creation-date>
    <dc:date>2018-09-16T12:49:36.157852386</dc:date>
    <meta:editing-duration>PT12M2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" meta:word-count="7" meta:character-count="44" meta:non-whitespace-character-count="37"/>
  </office:meta>
</office:document-meta>
</file>